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 what is critical thinking?</text:p>
      <text:p text:style-name="Standard"/>
      <text:p text:style-name="Standard">By definition, critical thinking is the analysis of facts to form a judgment. that is done by the following a specific process.</text:p>
      <text:p text:style-name="Standard"/>
      <text:p text:style-name="Standard">We will discuss the process later and disrupt it.</text:p>
      <text:p text:style-name="Standard"/>
      <text:p text:style-name="Standard">But there's one thing that a critical thinker needs to watch out carefully, and that is the bias, when in the reasoning process,</text:p>
      <text:p text:style-name="Standard"/>
      <text:p text:style-name="Standard">You have to keep the bias as low as possible.</text:p>
      <text:p text:style-name="Standard"/>
      <text:p text:style-name="Standard">But here's the thing, philosophically speaking, performing 100 percent critical thinking is impossible, because of that bias.</text:p>
      <text:p text:style-name="Standard"/>
      <text:p text:style-name="Standard">So what a critical thinking can do is to pull himself out of the box and look at the big picture from far.</text:p>
      <text:p text:style-name="Standard"/>
      <text:p text:style-name="Standard">I actually did this trick when in meetings, I imagined the meeting room as a tissue box.</text:p>
      <text:p text:style-name="Standard"/>
      <text:p text:style-name="Standard">And we are all sitting in it, then I imagined myself getting out of it, and looking at everyone from the outside.</text:p>
      <text:p text:style-name="Standard"/>
      <text:p text:style-name="Standard">That really helps me formulate a more rational approach to the situation.</text:p>
      <text:p text:style-name="Standard"/>
      <text:p text:style-name="Standard">You can try it the next time you are on in meeting, discussing a specific subject with many opinions on the table.</text:p>
      <text:p text:style-name="Standard"/>
      <text:p text:style-name="Standard">We will go through the bias during this course and see how we can minimize its effects.</text:p>
      <text:p text:style-name="Standard"/>
      <text:p text:style-name="Standard">Thank you for watching and see you nex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Hello again.</text:p>
      <text:p text:style-name="Standard"/>
      <text:p text:style-name="Standard">So why is critical thinking so important?</text:p>
      <text:p text:style-name="Standard"/>
      <text:p text:style-name="Standard">According to many studies, in the top 10 most wanted skills for 2020.</text:p>
      <text:p text:style-name="Standard"/>
      <text:p text:style-name="Standard">Critical thinking comes second after complex problem solving.</text:p>
      <text:p text:style-name="Standard"/>
      <text:p text:style-name="Standard">So and which, by the way, requires critical thinking, too, you can't solve a problem without critical thinking, right?</text:p>
      <text:p text:style-name="Standard"/>
      <text:p text:style-name="Standard">By becoming a critical thinker, you will be able to understand the logical connections between ideas.</text:p>
      <text:p text:style-name="Standard"/>
      <text:p text:style-name="Standard">Then identify and construct arguments.</text:p>
      <text:p text:style-name="Standard"/>
      <text:p text:style-name="Standard">Which argument actually makes sense and which doesn't?</text:p>
      <text:p text:style-name="Standard"/>
      <text:p text:style-name="Standard">Detect inconsistencies in reasoning.</text:p>
      <text:p text:style-name="Standard"/>
      <text:p text:style-name="Standard">This is my favorite.</text:p>
      <text:p text:style-name="Standard"/>
      <text:p text:style-name="Standard">I love detecting inconsistencies in reasonings when listening to someone and then decide whether it makes sense or not.</text:p>
      <text:p text:style-name="Standard"/>
      <text:p text:style-name="Standard">Then critical thinking will help you solve problems systematically and identify the importance of ideas.</text:p>
      <text:p text:style-name="Standard"/>
      <text:p text:style-name="Standard">So as you can clearly see, having the ability to think critically gives us a big advantage to perceive things differently.</text:p>
      <text:p text:style-name="Standard"/>
      <text:p text:style-name="Standard">Thank you for watching and see you in the next vide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Hello again.</text:p>
      <text:p text:style-name="Standard"/>
      <text:p text:style-name="Standard">In this lesson, we will discuss the cognitive bias.</text:p>
      <text:p text:style-name="Standard"/>
      <text:p text:style-name="Standard">And that's something we must learn how to deal with.</text:p>
      <text:p text:style-name="Standard"/>
      <text:p text:style-name="Standard">If we want to become political thinkers, remember the video where we defined critical thinking?</text:p>
      <text:p text:style-name="Standard"/>
      <text:p text:style-name="Standard">We mentioned the bias with three red lines under it.</text:p>
      <text:p text:style-name="Standard"/>
      <text:p text:style-name="Standard">And that's because it's super important.</text:p>
      <text:p text:style-name="Standard"/>
      <text:p text:style-name="Standard">So what is cognitive bias, as defined in Wikipedia?</text:p>
      <text:p text:style-name="Standard"/>
      <text:p text:style-name="Standard">A cognitive bias is a systematic pattern of deviation from non or rationality in judgment.</text:p>
      <text:p text:style-name="Standard"/>
      <text:p text:style-name="Standard">Individuals create their own subjective reality from their perception of the input.</text:p>
      <text:p text:style-name="Standard"/>
      <text:p text:style-name="Standard">And individual construction of reality, not objective input, may dictate their behavior and the word.</text:p>
      <text:p text:style-name="Standard"/>
      <text:p text:style-name="Standard">So in other words, it's when an individual constructs his own reality by ignoring objective inputs and solid facts.</text:p>
      <text:p text:style-name="Standard"/>
      <text:p text:style-name="Standard">Let's take an example.</text:p>
      <text:p text:style-name="Standard"/>
      <text:p text:style-name="Standard">Have you heard of the flat Earth Society?</text:p>
      <text:p text:style-name="Standard"/>
      <text:p text:style-name="Standard">If not, those are people who still believe that Earth is just flat, and basically deny that anyone has actually made it to space to prove that earth isn't flat.</text:p>
      <text:p text:style-name="Standard"/>
      <text:p text:style-name="Standard">Please note that this is for the sake of an exemption, as this course is not intended to prove the shape of Earth.</text:p>
      <text:p text:style-name="Standard"/>
      <text:p text:style-name="Standard">An argument with a flat earth believer is highly defeated by what is called a confirmation bias.</text:p>
      <text:p text:style-name="Standard"/>
      <text:p text:style-name="Standard">And that's because the person is not seeking objective facts.</text:p>
      <text:p text:style-name="Standard"/>
      <text:p text:style-name="Standard">Or interprets information just to support his existing beliefs.</text:p>
      <text:p text:style-name="Standard"/>
      <text:p text:style-name="Standard">He remembers details that uphold his beliefs and ignore solid facts that challenge his beliefs.</text:p>
      <text:p text:style-name="Standard"/>
      <text:p text:style-name="Standard">Once biased, critical thinking doesn't exist anymore.</text:p>
      <text:p text:style-name="Standard"/>
      <text:p text:style-name="Standard">And that's why we need to watch out from the bias all the time.</text:p>
      <text:p text:style-name="Standard"/>
      <text:p text:style-name="Standard">Thank you for watching and see you nex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9:02:22.470566395</meta:creation-date>
    <dc:date>2021-01-27T17:04:28.921624087</dc:date>
    <meta:editing-duration>PT2H49M27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3" meta:paragraph-count="49" meta:word-count="626" meta:character-count="3622" meta:non-whitespace-character-count="3045"/>
  </office:meta>
</office:document-meta>
</file>